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gradient" draw:fill-gradient-name="Gradient_20_24" draw:textarea-horizontal-align="justify" draw:textarea-vertical-align="middle" draw:auto-grow-height="false" fo:min-height="1.04cm" fo:min-width="2.77cm" fo:padding-top="0.143cm" fo:padding-bottom="0.143cm" fo:padding-left="0.268cm" fo:padding-right="0.268cm"/>
    </style:style>
    <style:style style:name="gr2" style:family="graphic" style:parent-style-name="standard">
      <style:graphic-properties svg:stroke-width="0.035cm" svg:stroke-color="#000000" draw:marker-start-width="0.253cm" draw:marker-end-width="0.253cm" draw:fill="gradient" draw:fill-gradient-name="Gradient_20_10" draw:textarea-horizontal-align="justify" draw:textarea-vertical-align="middle" draw:auto-grow-height="false" fo:min-height="1.246cm" fo:min-width="1.096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000000" draw:marker-start-width="0.253cm" draw:marker-end-width="0.253cm" draw:fill="gradient" draw:fill-gradient-name="Gradient_20_20" draw:textarea-horizontal-align="justify" draw:textarea-vertical-align="middle" draw:auto-grow-height="false" fo:min-height="1.996cm" fo:min-width="4.746cm" fo:padding-top="0.143cm" fo:padding-bottom="0.143cm" fo:padding-left="0.268cm" fo:padding-right="0.268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gradient" draw:fill-gradient-name="Gradient_20_12" draw:textarea-horizontal-align="justify" draw:textarea-vertical-align="middle" draw:auto-grow-height="false" fo:min-height="1.246cm" fo:min-width="1.096cm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65cm"/>
    </style:style>
    <style:style style:name="gr7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8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9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5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7cm" svg:height="1.9cm" svg:x="2.6cm" svg:y="5.4cm">
          <text:p text:style-name="P1"><text:span text:style-name="T1">My service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3cm" svg:height="3.1cm" svg:x="8.4cm" svg:y="4.8cm">
          <text:p text:style-name="P1"><text:span text:style-name="T1">expose</text:span></text:p>
          <text:p text:style-name="P1"><text:span text:style-name="T1">some</text:span></text:p>
          <text:p text:style-name="P1"><text:span text:style-name="T1">po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4" draw:id="id4" draw:layer="layout" svg:width="5.3cm" svg:height="2.3cm" svg:x="15.5cm" svg:y="0.8cm">
          <text:p text:style-name="P1"><text:span text:style-name="T2">Service with</text:span></text:p>
          <text:p text:style-name="P1"><text:span text:style-name="T2">sel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3cm" svg:height="3.1cm" svg:x="11.5cm" svg:y="12.5cm">
          <text:p text:style-name="P1"><text:span text:style-name="T1">Target an</text:span></text:p>
          <text:p text:style-name="P1"><text:span text:style-name="T1">UR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05cm" svg:y1="7.9cm" svg:x2="11.5cm" svg:y2="14.05cm" draw:start-shape="id1" draw:start-glue-point="6" draw:end-shape="id2" draw:end-glue-point="5" svg:d="M10050 7900v6150h1450" svg:viewBox="0 0 1451 6151">
          <text:p/>
        </draw:connector>
        <draw:connector draw:style-name="gr5" draw:text-style-name="P1" draw:layer="layout" svg:x1="7.3cm" svg:y1="6.35cm" svg:x2="8.4cm" svg:y2="6.35cm" draw:start-shape="id3" draw:start-glue-point="10" draw:end-shape="id1" draw:end-glue-point="5" svg:d="M7300 6350h1100" svg:viewBox="0 0 1101 1">
          <text:p/>
        </draw:connector>
        <draw:frame draw:style-name="gr6" draw:text-style-name="P6" draw:layer="layout" svg:width="1.4cm" svg:height="0.9cm" svg:x="10cm" svg:y="4cm">
          <draw:text-box>
            <text:p><text:span text:style-name="T3">yes</text:span></text:p>
          </draw:text-box>
        </draw:frame>
        <draw:frame draw:style-name="gr6" draw:text-style-name="P6" draw:layer="layout" svg:width="1.4cm" svg:height="0.9cm" svg:x="10cm" svg:y="7.8cm">
          <draw:text-box>
            <text:p><text:span text:style-name="T4">no</text:span></text:p>
          </draw:text-box>
        </draw:frame>
        <draw:frame draw:style-name="gr6" draw:text-style-name="P6" draw:layer="layout" svg:width="1.4cm" svg:height="0.9cm" svg:x="13.1cm" svg:y="11.8cm">
          <draw:text-box>
            <text:p><text:span text:style-name="T3">yes</text:span></text:p>
          </draw:text-box>
        </draw:frame>
        <draw:frame draw:style-name="gr6" draw:text-style-name="P6" draw:layer="layout" svg:width="1.4cm" svg:height="0.9cm" svg:x="13.1cm" svg:y="15.6cm">
          <draw:text-box>
            <text:p><text:span text:style-name="T4">no</text:span></text:p>
          </draw:text-box>
        </draw:frame>
        <draw:custom-shape draw:style-name="gr3" draw:text-style-name="P4" xml:id="id5" draw:id="id5" draw:layer="layout" svg:width="5.3cm" svg:height="2.3cm" svg:x="15.5cm" svg:y="8.8cm">
          <text:p text:style-name="P1"><text:span text:style-name="T2">Service with</text:span></text:p>
          <text:p text:style-name="P1"><text:span text:style-name="T2">External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.3cm" svg:height="2.3cm" svg:x="15.5cm" svg:y="16.8cm">
          <text:p text:style-name="P1"><text:span text:style-name="T2">Service</text:span></text:p>
          <text:p text:style-name="P1"><text:span text:style-name="T2">Headles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05cm" svg:y1="4.8cm" svg:x2="15.5cm" svg:y2="1.95cm" draw:start-shape="id1" draw:start-glue-point="4" draw:end-shape="id4" draw:end-glue-point="3" svg:d="M10050 4800v-2850h5450" svg:viewBox="0 0 5451 2851">
          <text:p/>
        </draw:connector>
        <draw:connector draw:style-name="gr5" draw:text-style-name="P1" draw:layer="layout" svg:x1="13.15cm" svg:y1="12.5cm" svg:x2="15.5cm" svg:y2="9.95cm" draw:start-shape="id2" draw:start-glue-point="4" draw:end-shape="id5" draw:end-glue-point="3" svg:d="M13150 12500v-2550h2350" svg:viewBox="0 0 2351 2551">
          <text:p/>
        </draw:connector>
        <draw:connector draw:style-name="gr5" draw:text-style-name="P1" draw:layer="layout" svg:x1="13.15cm" svg:y1="15.6cm" svg:x2="15.5cm" svg:y2="17.95cm" draw:start-shape="id2" draw:start-glue-point="6" draw:end-shape="id6" draw:end-glue-point="3" svg:d="M13150 15600v2350h2350" svg:viewBox="0 0 2351 2351">
          <text:p/>
        </draw:connector>
      </draw:page>
      <draw:page draw:name="page2" draw:style-name="dp1" draw:master-page-name="Default">
        <draw:custom-shape draw:style-name="gr7" draw:text-style-name="P7" xml:id="id9" draw:id="id9" draw:layer="layout" svg:width="4.7cm" svg:height="1.9cm" svg:x="2.6cm" svg:y="5.4cm">
          <text:p text:style-name="P1"><text:span text:style-name="T1">My service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7" draw:id="id7" draw:layer="layout" svg:width="3.3cm" svg:height="3.1cm" svg:x="8.4cm" svg:y="4.8cm">
          <text:p text:style-name="P1"><text:span text:style-name="T1">expose</text:span></text:p>
          <text:p text:style-name="P1"><text:span text:style-name="T1">some</text:span></text:p>
          <text:p text:style-name="P1"><text:span text:style-name="T1">po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10" draw:id="id10" draw:layer="layout" svg:width="5.3cm" svg:height="2.3cm" svg:x="15.5cm" svg:y="0.8cm">
          <text:p text:style-name="P1"><text:span text:style-name="T2">Service with</text:span></text:p>
          <text:p text:style-name="P1"><text:span text:style-name="T2">sele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8" draw:id="id8" draw:layer="layout" svg:width="3.3cm" svg:height="3.1cm" svg:x="11.5cm" svg:y="12.5cm">
          <text:p text:style-name="P1"><text:span text:style-name="T1">Target an</text:span></text:p>
          <text:p text:style-name="P1"><text:span text:style-name="T1">UR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svg:x1="10.05cm" svg:y1="7.9cm" svg:x2="11.5cm" svg:y2="14.05cm" draw:start-shape="id7" draw:start-glue-point="6" draw:end-shape="id8" draw:end-glue-point="5" svg:d="M10050 7900v6150h1450" svg:viewBox="0 0 1451 6151">
          <text:p/>
        </draw:connector>
        <draw:connector draw:style-name="gr10" draw:text-style-name="P9" draw:layer="layout" svg:x1="7.3cm" svg:y1="6.35cm" svg:x2="8.4cm" svg:y2="6.35cm" draw:start-shape="id9" draw:start-glue-point="10" draw:end-shape="id7" draw:end-glue-point="5" svg:d="M7300 6350h1100" svg:viewBox="0 0 1101 1">
          <text:p/>
        </draw:connector>
        <draw:frame draw:style-name="gr6" draw:text-style-name="P6" draw:layer="layout" svg:width="1.4cm" svg:height="0.9cm" svg:x="10cm" svg:y="4cm">
          <draw:text-box>
            <text:p><text:span text:style-name="T3">yes</text:span></text:p>
          </draw:text-box>
        </draw:frame>
        <draw:frame draw:style-name="gr6" draw:text-style-name="P6" draw:layer="layout" svg:width="1.4cm" svg:height="0.9cm" svg:x="10cm" svg:y="7.8cm">
          <draw:text-box>
            <text:p><text:span text:style-name="T4">no</text:span></text:p>
          </draw:text-box>
        </draw:frame>
        <draw:frame draw:style-name="gr6" draw:text-style-name="P6" draw:layer="layout" svg:width="1.4cm" svg:height="0.9cm" svg:x="13.1cm" svg:y="11.8cm">
          <draw:text-box>
            <text:p><text:span text:style-name="T3">yes</text:span></text:p>
          </draw:text-box>
        </draw:frame>
        <draw:frame draw:style-name="gr6" draw:text-style-name="P6" draw:layer="layout" svg:width="1.4cm" svg:height="0.9cm" svg:x="13.1cm" svg:y="15.6cm">
          <draw:text-box>
            <text:p><text:span text:style-name="T4">no</text:span></text:p>
          </draw:text-box>
        </draw:frame>
        <draw:custom-shape draw:style-name="gr9" draw:text-style-name="P8" xml:id="id11" draw:id="id11" draw:layer="layout" svg:width="5.3cm" svg:height="2.3cm" svg:x="15.5cm" svg:y="8.8cm">
          <text:p text:style-name="P1"><text:span text:style-name="T2">Service with</text:span></text:p>
          <text:p text:style-name="P1"><text:span text:style-name="T2">External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2" draw:id="id12" draw:layer="layout" svg:width="5.3cm" svg:height="2.3cm" svg:x="15.5cm" svg:y="16.8cm">
          <text:p text:style-name="P1"><text:span text:style-name="T2">Service</text:span></text:p>
          <text:p text:style-name="P1"><text:span text:style-name="T2">Headless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0.05cm" svg:y1="4.8cm" svg:x2="15.5cm" svg:y2="1.95cm" draw:start-shape="id7" draw:start-glue-point="4" draw:end-shape="id10" draw:end-glue-point="3" svg:d="M10050 4800v-2850h5450" svg:viewBox="0 0 5451 2851">
          <text:p/>
        </draw:connector>
        <draw:connector draw:style-name="gr10" draw:text-style-name="P9" draw:layer="layout" svg:x1="13.15cm" svg:y1="12.5cm" svg:x2="15.5cm" svg:y2="9.95cm" draw:start-shape="id8" draw:start-glue-point="4" draw:end-shape="id11" draw:end-glue-point="3" svg:d="M13150 12500v-2550h2350" svg:viewBox="0 0 2351 2551">
          <text:p/>
        </draw:connector>
        <draw:connector draw:style-name="gr10" draw:text-style-name="P9" draw:layer="layout" svg:x1="13.15cm" svg:y1="15.6cm" svg:x2="15.5cm" svg:y2="17.95cm" draw:start-shape="id8" draw:start-glue-point="6" draw:end-shape="id12" draw:end-glue-point="3" svg:d="M13150 15600v2350h2350" svg:viewBox="0 0 2351 2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23:16:09.934126096</meta:creation-date>
    <dc:date>2019-06-29T23:18:27.060086240</dc:date>
    <meta:editing-duration>PT2M17S</meta:editing-duration>
    <meta:editing-cycles>1</meta:editing-cycles>
    <meta:document-statistic meta:object-count="30"/>
    <meta:generator>LibreOffice/6.2.4.2$MacOSX_X86_64 LibreOffice_project/2412653d852ce75f65fbfa83fb7e7b669a126d64</meta:generator>
  </office:meta>
</office:document-meta>
</file>